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GB" officeooo:rsid="00013220" officeooo:paragraph-rsid="00013220" style:font-size-asian="14pt" style:font-size-complex="14pt"/>
    </style:style>
    <style:style style:name="P2" style:family="paragraph" style:parent-style-name="Standard">
      <style:text-properties fo:font-size="14pt" fo:language="en" fo:country="GB" officeooo:rsid="0003fbbe" officeooo:paragraph-rsid="0003fbbe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en" fo:country="GB" officeooo:rsid="0003fbbe" officeooo:paragraph-rsid="0003fbbe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en" fo:country="GB" officeooo:rsid="0003fbbe" officeooo:paragraph-rsid="00013220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en" fo:country="GB" officeooo:rsid="00013220" officeooo:paragraph-rsid="0001322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GB" officeooo:rsid="000374f0" officeooo:paragraph-rsid="000374f0" style:font-size-asian="14pt" style:font-size-complex="14pt"/>
    </style:style>
    <style:style style:name="T1" style:family="text">
      <style:text-properties officeooo:rsid="000374f0"/>
    </style:style>
    <style:style style:name="T2" style:family="text">
      <style:text-properties officeooo:rsid="0003f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<text:span text:style-name="T1">Agathe,</text:span></text:p>
      <text:p text:style-name="P1"/>
      <text:p text:style-name="P5">I am Gabriel <text:span text:style-name="T2">CAO</text:span>, a student from Sorbonne-Universités. As part of <text:span text:style-name="T1">my Computer Science Master specialized in Networks</text:span>, I am looking for internship starting from February 2022 for a period of 5 to 6 months.</text:p>
      <text:p text:style-name="P5"/>
      <text:p text:style-name="P5">I found your internship proposal “Detection and mitigation of attacks in container environments” and I would like to apply.</text:p>
      <text:p text:style-name="P5"/>
      <text:p text:style-name="P5">The topic interests me because <text:span text:style-name="T2">this year, through the course NETMET (NETwork MeasurementT), I got a first approach with the Kubernetes platform and I would like to deepen my understanding of it through your intership.</text:span></text:p>
      <text:p text:style-name="P5"/>
      <text:p text:style-name="P5">I believe I am a good <text:span text:style-name="T1">fit</text:span> because <text:span text:style-name="T1">I have a first experience in python programmming through a project of programming a DHCP server with the socket library of Python last year for my ROUT class supervised by Prométhée Spathis. </text:span></text:p>
      <text:p text:style-name="P6">Moreover, <text:span text:style-name="T2">last year, </text:span><text:s/>I have programmed a proxy which has the following functions : logger, <text:span text:style-name="T2">memory cash and <text:s/>firewall as part of my PROGRES course supervised by Sebastien Tixeuil.</text:span></text:p>
      <text:p text:style-name="P3"/>
      <text:p text:style-name="P4">Thank you for taking the time to read my application, I am available for interview at any time and look forward to hearing from you soon.</text:p>
      <text:p text:style-name="P1"/>
      <text:p text:style-name="P2">Yours sincerely,</text:p>
      <text:p text:style-name="P2"/>
      <text:p text:style-name="P2">Gabriel CA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7:50:46.690139850</meta:creation-date>
    <meta:generator>LibreOffice/6.1.5.2$Linux_X86_64 LibreOffice_project/10$Build-2</meta:generator>
    <dc:date>2021-11-03T14:54:01.550095376</dc:date>
    <meta:editing-duration>PT13M13S</meta:editing-duration>
    <meta:editing-cycles>5</meta:editing-cycles>
    <meta:document-statistic meta:table-count="0" meta:image-count="0" meta:object-count="0" meta:page-count="1" meta:paragraph-count="9" meta:word-count="190" meta:character-count="1124" meta:non-whitespace-character-count="940"/>
  </office:meta>
</office:document-meta>
</file>